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854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shapes>
          <draw:frame draw:z-index="0" draw:style-name="gr1" svg:width="9.7173in" svg:height="4.2169in" svg:x="5.8323in" svg:y="0in">
            <draw:object draw:notify-on-update-of-ranges="Sheet1.A1:Sheet1.A55 Sheet1.C1:Sheet1.C5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float" office:value="0.12656312">
            <text:p>0.13</text:p>
          </table:table-cell>
          <table:table-cell office:value-type="float" office:value="1">
            <text:p>1</text:p>
          </table:table-cell>
          <table:table-cell table:formula="of:=([.E2]/([.E4]*[.B1]+[.E6])^5)*(1/([.E8]^([.E10]/([.E4]*[.B1]+[.E6]))-1))" office:value-type="float" office:value="0.00000121410607857341">
            <text:p>0</text:p>
          </table:table-cell>
          <table:table-cell office:value-type="string">
            <text:p>(a/(Ax+B)^5)*(1/(e^(b/(Ax+B))-1))</text:p>
          </table:table-cell>
          <table:table-cell office:value-type="string">
            <text:p>Small a</text:p>
          </table:table-cell>
        </table:table-row>
        <table:table-row table:style-name="ro1">
          <table:table-cell office:value-type="float" office:value="71.0753069">
            <text:p>71.08</text:p>
          </table:table-cell>
          <table:table-cell table:formula="of:=[.B1]+1" office:value-type="float" office:value="2">
            <text:p>2</text:p>
          </table:table-cell>
          <table:table-cell table:formula="of:=([.E2]/([.E4]*[.B2]+[.E6])^5)*(1/([.E8]^([.E10]/([.E4]*[.B2]+[.E6]))-1))" office:value-type="float" office:value="0.000000385762532118732">
            <text:p>0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8.605952">
            <text:p>198.61</text:p>
          </table:table-cell>
          <table:table-cell table:formula="of:=[.B2]+1" office:value-type="float" office:value="3">
            <text:p>3</text:p>
          </table:table-cell>
          <table:table-cell table:formula="of:=([.E2]/([.E4]*[.B3]+[.E6])^5)*(1/([.E8]^([.E10]/([.E4]*[.B3]+[.E6]))-1))" office:value-type="float" office:value="0.00000015840533320708">
            <text:p>0</text:p>
          </table:table-cell>
          <table:table-cell/>
          <table:table-cell office:value-type="string">
            <text:p>A</text:p>
          </table:table-cell>
        </table:table-row>
        <table:table-row table:style-name="ro1">
          <table:table-cell office:value-type="float" office:value="291.805782">
            <text:p>291.81</text:p>
          </table:table-cell>
          <table:table-cell table:formula="of:=[.B3]+1" office:value-type="float" office:value="4">
            <text:p>4</text:p>
          </table:table-cell>
          <table:table-cell table:formula="of:=([.E2]/([.E4]*[.B4]+[.E6])^5)*(1/([.E8]^([.E10]/([.E4]*[.B4]+[.E6]))-1))" office:value-type="float" office:value="0.0000000765192757824672">
            <text:p>0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355.718626">
            <text:p>355.72</text:p>
          </table:table-cell>
          <table:table-cell table:formula="of:=[.B4]+1" office:value-type="float" office:value="5">
            <text:p>5</text:p>
          </table:table-cell>
          <table:table-cell table:formula="of:=([.E2]/([.E4]*[.B5]+[.E6])^5)*(1/([.E8]^([.E10]/([.E4]*[.B5]+[.E6]))-1))" office:value-type="float" office:value="0.0000000413525259906349">
            <text:p>0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float" office:value="368.459806">
            <text:p>368.46</text:p>
          </table:table-cell>
          <table:table-cell table:formula="of:=[.B5]+1" office:value-type="float" office:value="6">
            <text:p>6</text:p>
          </table:table-cell>
          <table:table-cell table:formula="of:=([.E2]/([.E4]*[.B6]+[.E6])^5)*(1/([.E8]^([.E10]/([.E4]*[.B6]+[.E6]))-1))" office:value-type="float" office:value="0.0000000242617924861462">
            <text:p>0</text:p>
          </table:table-cell>
          <table:table-cell/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376.768365">
            <text:p>376.77</text:p>
          </table:table-cell>
          <table:table-cell table:formula="of:=[.B6]+1" office:value-type="float" office:value="7">
            <text:p>7</text:p>
          </table:table-cell>
          <table:table-cell table:formula="of:=([.E2]/([.E4]*[.B7]+[.E6])^5)*(1/([.E8]^([.E10]/([.E4]*[.B7]+[.E6]))-1))" office:value-type="float" office:value="0.000000015157060385951">
            <text:p>0</text:p>
          </table:table-cell>
          <table:table-cell/>
          <table:table-cell office:value-type="string">
            <text:p>e</text:p>
          </table:table-cell>
        </table:table-row>
        <table:table-row table:style-name="ro1">
          <table:table-cell office:value-type="float" office:value="349.609174">
            <text:p>349.61</text:p>
          </table:table-cell>
          <table:table-cell table:formula="of:=[.B7]+1" office:value-type="float" office:value="8">
            <text:p>8</text:p>
          </table:table-cell>
          <table:table-cell table:formula="of:=([.E2]/([.E4]*[.B8]+[.E6])^5)*(1/([.E8]^([.E10]/([.E4]*[.B8]+[.E6]))-1))" office:value-type="float" office:value="0.00000000995008332752571">
            <text:p>0</text:p>
          </table:table-cell>
          <table:table-cell/>
          <table:table-cell office:value-type="float" office:value="2.71828183">
            <text:p>2.72</text:p>
          </table:table-cell>
        </table:table-row>
        <table:table-row table:style-name="ro1">
          <table:table-cell office:value-type="float" office:value="323.236771">
            <text:p>323.24</text:p>
          </table:table-cell>
          <table:table-cell table:formula="of:=[.B8]+1" office:value-type="float" office:value="9">
            <text:p>9</text:p>
          </table:table-cell>
          <table:table-cell table:formula="of:=([.E2]/([.E4]*[.B9]+[.E6])^5)*(1/([.E8]^([.E10]/([.E4]*[.B9]+[.E6]))-1))" office:value-type="float" office:value="0.0000000067991355230552">
            <text:p>0</text:p>
          </table:table-cell>
          <table:table-cell/>
          <table:table-cell office:value-type="string">
            <text:p>small b</text:p>
          </table:table-cell>
        </table:table-row>
        <table:table-row table:style-name="ro1">
          <table:table-cell office:value-type="float" office:value="299.488223">
            <text:p>299.49</text:p>
          </table:table-cell>
          <table:table-cell table:formula="of:=[.B9]+1" office:value-type="float" office:value="10">
            <text:p>10</text:p>
          </table:table-cell>
          <table:table-cell table:formula="of:=([.E2]/([.E4]*[.B10]+[.E6])^5)*(1/([.E8]^([.E10]/([.E4]*[.B10]+[.E6]))-1))" office:value-type="float" office:value="0.00000000480246489099534">
            <text:p>0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8.280326">
            <text:p>258.28</text:p>
          </table:table-cell>
          <table:table-cell table:formula="of:=[.B10]+1" office:value-type="float" office:value="11">
            <text:p>11</text:p>
          </table:table-cell>
          <table:table-cell table:formula="of:=([.E2]/([.E4]*[.B11]+[.E6])^5)*(1/([.E8]^([.E10]/([.E4]*[.B11]+[.E6]))-1))" office:value-type="float" office:value="0.00000000348782877542304">
            <text:p>0</text:p>
          </table:table-cell>
          <table:table-cell/>
          <table:table-cell office:value-type="string">
            <text:p>x</text:p>
          </table:table-cell>
        </table:table-row>
        <table:table-row table:style-name="ro1">
          <table:table-cell office:value-type="float" office:value="231.511766">
            <text:p>231.51</text:p>
          </table:table-cell>
          <table:table-cell table:formula="of:=[.B11]+1" office:value-type="float" office:value="12">
            <text:p>12</text:p>
          </table:table-cell>
          <table:table-cell table:formula="of:=([.E2]/([.E4]*[.B12]+[.E6])^5)*(1/([.E8]^([.E10]/([.E4]*[.B12]+[.E6]))-1))" office:value-type="float" office:value="0.00000000259379639358278">
            <text:p>0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4.375147">
            <text:p>194.38</text:p>
          </table:table-cell>
          <table:table-cell table:formula="of:=[.B12]+1" office:value-type="float" office:value="13">
            <text:p>13</text:p>
          </table:table-cell>
          <table:table-cell table:formula="of:=([.E2]/([.E4]*[.B13]+[.E6])^5)*(1/([.E8]^([.E10]/([.E4]*[.B13]+[.E6]))-1))" office:value-type="float" office:value="0.00000000196873159466811">
            <text:p>0</text:p>
          </table:table-cell>
          <table:table-cell table:number-columns-repeated="2"/>
        </table:table-row>
        <table:table-row table:style-name="ro1">
          <table:table-cell office:value-type="float" office:value="166.294341">
            <text:p>166.29</text:p>
          </table:table-cell>
          <table:table-cell table:formula="of:=[.B13]+1" office:value-type="float" office:value="14">
            <text:p>14</text:p>
          </table:table-cell>
          <table:table-cell table:formula="of:=([.E2]/([.E4]*[.B14]+[.E6])^5)*(1/([.E8]^([.E10]/([.E4]*[.B14]+[.E6]))-1))" office:value-type="float" office:value="0.00000000152111550085345">
            <text:p>0</text:p>
          </table:table-cell>
          <table:table-cell table:number-columns-repeated="2"/>
        </table:table-row>
        <table:table-row table:style-name="ro1">
          <table:table-cell office:value-type="float" office:value="144.586919">
            <text:p>144.59</text:p>
          </table:table-cell>
          <table:table-cell table:formula="of:=[.B14]+1" office:value-type="float" office:value="15">
            <text:p>15</text:p>
          </table:table-cell>
          <table:table-cell table:formula="of:=([.E2]/([.E4]*[.B15]+[.E6])^5)*(1/([.E8]^([.E10]/([.E4]*[.B15]+[.E6]))-1))" office:value-type="float" office:value="0.00000000119378564249376">
            <text:p>0</text:p>
          </table:table-cell>
          <table:table-cell table:number-columns-repeated="2"/>
        </table:table-row>
        <table:table-row table:style-name="ro1">
          <table:table-cell office:value-type="float" office:value="118.305118">
            <text:p>118.31</text:p>
          </table:table-cell>
          <table:table-cell table:formula="of:=[.B15]+1" office:value-type="float" office:value="16">
            <text:p>16</text:p>
          </table:table-cell>
          <table:table-cell table:formula="of:=([.E2]/([.E4]*[.B16]+[.E6])^5)*(1/([.E8]^([.E10]/([.E4]*[.B16]+[.E6]))-1))" office:value-type="float" office:value="0.000000000949955031312376">
            <text:p>0</text:p>
          </table:table-cell>
          <table:table-cell table:number-columns-repeated="2"/>
        </table:table-row>
        <table:table-row table:style-name="ro1">
          <table:table-cell office:value-type="float" office:value="101.470897">
            <text:p>101.47</text:p>
          </table:table-cell>
          <table:table-cell table:formula="of:=[.B16]+1" office:value-type="float" office:value="17">
            <text:p>17</text:p>
          </table:table-cell>
          <table:table-cell table:formula="of:=([.E2]/([.E4]*[.B17]+[.E6])^5)*(1/([.E8]^([.E10]/([.E4]*[.B17]+[.E6]))-1))" office:value-type="float" office:value="0.000000000765318504989419">
            <text:p>0</text:p>
          </table:table-cell>
          <table:table-cell table:number-columns-repeated="2"/>
        </table:table-row>
        <table:table-row table:style-name="ro1">
          <table:table-cell office:value-type="float" office:value="82.0458883">
            <text:p>82.05</text:p>
          </table:table-cell>
          <table:table-cell table:formula="of:=[.B17]+1" office:value-type="float" office:value="18">
            <text:p>18</text:p>
          </table:table-cell>
          <table:table-cell table:formula="of:=([.E2]/([.E4]*[.B18]+[.E6])^5)*(1/([.E8]^([.E10]/([.E4]*[.B18]+[.E6]))-1))" office:value-type="float" office:value="0.000000000623438801728477">
            <text:p>0</text:p>
          </table:table-cell>
          <table:table-cell table:number-columns-repeated="2"/>
        </table:table-row>
        <table:table-row table:style-name="ro1">
          <table:table-cell office:value-type="float" office:value="67.9791899">
            <text:p>67.98</text:p>
          </table:table-cell>
          <table:table-cell table:formula="of:=[.B18]+1" office:value-type="float" office:value="19">
            <text:p>19</text:p>
          </table:table-cell>
          <table:table-cell table:formula="of:=([.E2]/([.E4]*[.B19]+[.E6])^5)*(1/([.E8]^([.E10]/([.E4]*[.B19]+[.E6]))-1))" office:value-type="float" office:value="0.000000000512965758452594">
            <text:p>0</text:p>
          </table:table-cell>
          <table:table-cell table:number-columns-repeated="2"/>
        </table:table-row>
        <table:table-row table:style-name="ro1">
          <table:table-cell office:value-type="float" office:value="57.4554783">
            <text:p>57.46</text:p>
          </table:table-cell>
          <table:table-cell table:formula="of:=[.B19]+1" office:value-type="float" office:value="20">
            <text:p>20</text:p>
          </table:table-cell>
          <table:table-cell table:formula="of:=([.E2]/([.E4]*[.B20]+[.E6])^5)*(1/([.E8]^([.E10]/([.E4]*[.B20]+[.E6]))-1))" office:value-type="float" office:value="0.000000000425913954785739">
            <text:p>0</text:p>
          </table:table-cell>
          <table:table-cell table:number-columns-repeated="2"/>
        </table:table-row>
        <table:table-row table:style-name="ro1">
          <table:table-cell office:value-type="float" office:value="45.8527839">
            <text:p>45.85</text:p>
          </table:table-cell>
          <table:table-cell table:formula="of:=[.B20]+1" office:value-type="float" office:value="21">
            <text:p>21</text:p>
          </table:table-cell>
          <table:table-cell table:formula="of:=([.E2]/([.E4]*[.B21]+[.E6])^5)*(1/([.E8]^([.E10]/([.E4]*[.B21]+[.E6]))-1))" office:value-type="float" office:value="0.000000000356569502570543">
            <text:p>0</text:p>
          </table:table-cell>
          <table:table-cell table:number-columns-repeated="2"/>
        </table:table-row>
        <table:table-row table:style-name="ro1">
          <table:table-cell office:value-type="float" office:value="38.4692302">
            <text:p>38.47</text:p>
          </table:table-cell>
          <table:table-cell table:formula="of:=[.B21]+1" office:value-type="float" office:value="22">
            <text:p>22</text:p>
          </table:table-cell>
          <table:table-cell table:formula="of:=([.E2]/([.E4]*[.B22]+[.E6])^5)*(1/([.E8]^([.E10]/([.E4]*[.B22]+[.E6]))-1))" office:value-type="float" office:value="0.00000000030078068120016">
            <text:p>0</text:p>
          </table:table-cell>
          <table:table-cell table:number-columns-repeated="2"/>
        </table:table-row>
        <table:table-row table:style-name="ro1">
          <table:table-cell office:value-type="float" office:value="30.496311">
            <text:p>30.5</text:p>
          </table:table-cell>
          <table:table-cell table:formula="of:=[.B22]+1" office:value-type="float" office:value="23">
            <text:p>23</text:p>
          </table:table-cell>
          <table:table-cell table:formula="of:=([.E2]/([.E4]*[.B23]+[.E6])^5)*(1/([.E8]^([.E10]/([.E4]*[.B23]+[.E6]))-1))" office:value-type="float" office:value="0.000000000255488341188118">
            <text:p>0</text:p>
          </table:table-cell>
          <table:table-cell table:number-columns-repeated="2"/>
        </table:table-row>
        <table:table-row table:style-name="ro1">
          <table:table-cell office:value-type="float" office:value="24.829247">
            <text:p>24.83</text:p>
          </table:table-cell>
          <table:table-cell table:formula="of:=[.B23]+1" office:value-type="float" office:value="24">
            <text:p>24</text:p>
          </table:table-cell>
          <table:table-cell table:formula="of:=([.E2]/([.E4]*[.B1]+[.E6])^5)*(1/([.E8]^([.E10]/([.E4]*[.B1]+[.E6]))-1))" office:value-type="float" office:value="0.00000121410607857341">
            <text:p>0</text:p>
          </table:table-cell>
          <table:table-cell table:number-columns-repeated="2"/>
        </table:table-row>
        <table:table-row table:style-name="ro1">
          <table:table-cell office:value-type="float" office:value="20.6519415">
            <text:p>20.65</text:p>
          </table:table-cell>
          <table:table-cell table:formula="of:=[.B24]+1" office:value-type="float" office:value="25">
            <text:p>25</text:p>
          </table:table-cell>
          <table:table-cell table:formula="of:=([.E2]/([.E4]*[.B1]+[.E6])^5)*(1/([.E8]^([.E10]/([.E4]*[.B1]+[.E6]))-1))" office:value-type="float" office:value="0.00000121410607857341">
            <text:p>0</text:p>
          </table:table-cell>
          <table:table-cell table:number-columns-repeated="2"/>
        </table:table-row>
        <table:table-row table:style-name="ro1">
          <table:table-cell office:value-type="float" office:value="16.2429226">
            <text:p>16.24</text:p>
          </table:table-cell>
          <table:table-cell table:formula="of:=[.B25]+1" office:value-type="float" office:value="26">
            <text:p>26</text:p>
          </table:table-cell>
          <table:table-cell table:formula="of:=([.E2]/([.E4]*[.B1]+[.E6])^5)*(1/([.E8]^([.E10]/([.E4]*[.B1]+[.E6]))-1))" office:value-type="float" office:value="0.00000121410607857341">
            <text:p>0</text:p>
          </table:table-cell>
          <table:table-cell table:number-columns-repeated="2"/>
        </table:table-row>
        <table:table-row table:style-name="ro1">
          <table:table-cell office:value-type="float" office:value="13.4478074">
            <text:p>13.45</text:p>
          </table:table-cell>
          <table:table-cell table:formula="of:=[.B26]+1" office:value-type="float" office:value="27">
            <text:p>27</text:p>
          </table:table-cell>
          <table:table-cell table:formula="of:=([.E2]/([.E4]*[.B1]+[.E6])^5)*(1/([.E8]^([.E10]/([.E4]*[.B1]+[.E6]))-1))" office:value-type="float" office:value="0.00000121410607857341">
            <text:p>0</text:p>
          </table:table-cell>
          <table:table-cell table:number-columns-repeated="2"/>
        </table:table-row>
        <table:table-row table:style-name="ro1">
          <table:table-cell office:value-type="float" office:value="10.5317008">
            <text:p>10.53</text:p>
          </table:table-cell>
          <table:table-cell table:formula="of:=[.B27]+1" office:value-type="float" office:value="28">
            <text:p>28</text:p>
          </table:table-cell>
          <table:table-cell table:formula="of:=([.E2]/([.E4]*[.B1]+[.E6])^5)*(1/([.E8]^([.E10]/([.E4]*[.B1]+[.E6]))-1))" office:value-type="float" office:value="0.00000121410607857341">
            <text:p>0</text:p>
          </table:table-cell>
          <table:table-cell table:number-columns-repeated="2"/>
        </table:table-row>
        <table:table-row table:style-name="ro1">
          <table:table-cell office:value-type="float" office:value="8.48053575">
            <text:p>8.48</text:p>
          </table:table-cell>
          <table:table-cell table:formula="of:=[.B28]+1" office:value-type="float" office:value="29">
            <text:p>29</text:p>
          </table:table-cell>
          <table:table-cell table:formula="of:=([.E2]/([.E4]*[.B1]+[.E6])^5)*(1/([.E8]^([.E10]/([.E4]*[.B1]+[.E6]))-1))" office:value-type="float" office:value="0.00000121410607857341">
            <text:p>0</text:p>
          </table:table-cell>
          <table:table-cell table:number-columns-repeated="2"/>
        </table:table-row>
        <table:table-row table:style-name="ro1">
          <table:table-cell office:value-type="float" office:value="6.98142736">
            <text:p>6.98</text:p>
          </table:table-cell>
          <table:table-cell table:formula="of:=[.B29]+1" office:value-type="float" office:value="30">
            <text:p>30</text:p>
          </table:table-cell>
          <table:table-cell table:formula="of:=([.E2]/([.E4]*[.B1]+[.E6])^5)*(1/([.E8]^([.E10]/([.E4]*[.B1]+[.E6]))-1))" office:value-type="float" office:value="0.00000121410607857341">
            <text:p>0</text:p>
          </table:table-cell>
          <table:table-cell table:number-columns-repeated="2"/>
        </table:table-row>
        <table:table-row table:style-name="ro1">
          <table:table-cell office:value-type="float" office:value="5.43871725">
            <text:p>5.44</text:p>
          </table:table-cell>
          <table:table-cell table:formula="of:=[.B30]+1" office:value-type="float" office:value="31">
            <text:p>31</text:p>
          </table:table-cell>
          <table:table-cell table:formula="of:=([.E2]/([.E4]*[.B1]+[.E6])^5)*(1/([.E8]^([.E10]/([.E4]*[.B1]+[.E6]))-1))" office:value-type="float" office:value="0.00000121410607857341">
            <text:p>0</text:p>
          </table:table-cell>
          <table:table-cell table:number-columns-repeated="2"/>
        </table:table-row>
        <table:table-row table:style-name="ro1">
          <table:table-cell office:value-type="float" office:value="4.46314182">
            <text:p>4.46</text:p>
          </table:table-cell>
          <table:table-cell table:formula="of:=[.B31]+1" office:value-type="float" office:value="32">
            <text:p>32</text:p>
          </table:table-cell>
          <table:table-cell table:formula="of:=([.E2]/([.E4]*[.B1]+[.E6])^5)*(1/([.E8]^([.E10]/([.E4]*[.B1]+[.E6]))-1))" office:value-type="float" office:value="0.00000121410607857341">
            <text:p>0</text:p>
          </table:table-cell>
          <table:table-cell table:number-columns-repeated="2"/>
        </table:table-row>
        <table:table-row table:style-name="ro1">
          <table:table-cell office:value-type="float" office:value="3.46659996">
            <text:p>3.47</text:p>
          </table:table-cell>
          <table:table-cell table:formula="of:=[.B32]+1" office:value-type="float" office:value="33">
            <text:p>33</text:p>
          </table:table-cell>
          <table:table-cell table:formula="of:=([.E2]/([.E4]*[.B1]+[.E6])^5)*(1/([.E8]^([.E10]/([.E4]*[.B1]+[.E6]))-1))" office:value-type="float" office:value="0.00000121410607857341">
            <text:p>0</text:p>
          </table:table-cell>
          <table:table-cell table:number-columns-repeated="2"/>
        </table:table-row>
        <table:table-row table:style-name="ro1">
          <table:table-cell office:value-type="float" office:value="2.77033511">
            <text:p>2.77</text:p>
          </table:table-cell>
          <table:table-cell table:formula="of:=[.B33]+1" office:value-type="float" office:value="34">
            <text:p>34</text:p>
          </table:table-cell>
          <table:table-cell table:formula="of:=([.E2]/([.E4]*[.B1]+[.E6])^5)*(1/([.E8]^([.E10]/([.E4]*[.B1]+[.E6]))-1))" office:value-type="float" office:value="0.00000121410607857341">
            <text:p>0</text:p>
          </table:table-cell>
          <table:table-cell table:number-columns-repeated="2"/>
        </table:table-row>
        <table:table-row table:style-name="ro1">
          <table:table-cell office:value-type="float" office:value="2.26428832">
            <text:p>2.26</text:p>
          </table:table-cell>
          <table:table-cell table:formula="of:=[.B34]+1" office:value-type="float" office:value="35">
            <text:p>35</text:p>
          </table:table-cell>
          <table:table-cell table:formula="of:=([.E2]/([.E4]*[.B1]+[.E6])^5)*(1/([.E8]^([.E10]/([.E4]*[.B1]+[.E6]))-1))" office:value-type="float" office:value="0.00000121410607857341">
            <text:p>0</text:p>
          </table:table-cell>
          <table:table-cell table:number-columns-repeated="2"/>
        </table:table-row>
        <table:table-row table:style-name="ro1">
          <table:table-cell office:value-type="float" office:value="1.75207339">
            <text:p>1.75</text:p>
          </table:table-cell>
          <table:table-cell table:formula="of:=[.B35]+1" office:value-type="float" office:value="36">
            <text:p>36</text:p>
          </table:table-cell>
          <table:table-cell table:formula="of:=([.E2]/([.E4]*[.B1]+[.E6])^5)*(1/([.E8]^([.E10]/([.E4]*[.B1]+[.E6]))-1))" office:value-type="float" office:value="0.00000121410607857341">
            <text:p>0</text:p>
          </table:table-cell>
          <table:table-cell table:number-columns-repeated="2"/>
        </table:table-row>
        <table:table-row table:style-name="ro1">
          <table:table-cell office:value-type="float" office:value="1.42872956">
            <text:p>1.43</text:p>
          </table:table-cell>
          <table:table-cell table:formula="of:=[.B36]+1" office:value-type="float" office:value="37">
            <text:p>37</text:p>
          </table:table-cell>
          <table:table-cell table:formula="of:=([.E2]/([.E4]*[.B1]+[.E6])^5)*(1/([.E8]^([.E10]/([.E4]*[.B1]+[.E6]))-1))" office:value-type="float" office:value="0.00000121410607857341">
            <text:p>0</text:p>
          </table:table-cell>
          <table:table-cell table:number-columns-repeated="2"/>
        </table:table-row>
        <table:table-row table:style-name="ro1">
          <table:table-cell office:value-type="float" office:value="1.10312132">
            <text:p>1.1</text:p>
          </table:table-cell>
          <table:table-cell table:formula="of:=[.B37]+1" office:value-type="float" office:value="38">
            <text:p>38</text:p>
          </table:table-cell>
          <table:table-cell table:formula="of:=([.E2]/([.E4]*[.B1]+[.E6])^5)*(1/([.E8]^([.E10]/([.E4]*[.B1]+[.E6]))-1))" office:value-type="float" office:value="0.00000121410607857341">
            <text:p>0</text:p>
          </table:table-cell>
          <table:table-cell table:number-columns-repeated="2"/>
        </table:table-row>
        <table:table-row table:style-name="ro1">
          <table:table-cell office:value-type="float" office:value="0.897692832">
            <text:p>0.9</text:p>
          </table:table-cell>
          <table:table-cell table:formula="of:=[.B38]+1" office:value-type="float" office:value="39">
            <text:p>39</text:p>
          </table:table-cell>
          <table:table-cell table:formula="of:=([.E2]/([.E4]*[.B1]+[.E6])^5)*(1/([.E8]^([.E10]/([.E4]*[.B1]+[.E6]))-1))" office:value-type="float" office:value="0.00000121410607857341">
            <text:p>0</text:p>
          </table:table-cell>
          <table:table-cell table:number-columns-repeated="2"/>
        </table:table-row>
        <table:table-row table:style-name="ro1">
          <table:table-cell office:value-type="float" office:value="0.69175694">
            <text:p>0.69</text:p>
          </table:table-cell>
          <table:table-cell table:formula="of:=[.B39]+1" office:value-type="float" office:value="40">
            <text:p>40</text:p>
          </table:table-cell>
          <table:table-cell table:formula="of:=([.E2]/([.E4]*[.B1]+[.E6])^5)*(1/([.E8]^([.E10]/([.E4]*[.B1]+[.E6]))-1))" office:value-type="float" office:value="0.00000121410607857341">
            <text:p>0</text:p>
          </table:table-cell>
          <table:table-cell table:number-columns-repeated="2"/>
        </table:table-row>
        <table:table-row table:style-name="ro1">
          <table:table-cell office:value-type="float" office:value="0.548761558">
            <text:p>0.55</text:p>
          </table:table-cell>
          <table:table-cell table:formula="of:=[.B40]+1" office:value-type="float" office:value="41">
            <text:p>41</text:p>
          </table:table-cell>
          <table:table-cell table:formula="of:=([.E2]/([.E4]*[.B1]+[.E6])^5)*(1/([.E8]^([.E10]/([.E4]*[.B1]+[.E6]))-1))" office:value-type="float" office:value="0.00000121410607857341">
            <text:p>0</text:p>
          </table:table-cell>
          <table:table-cell table:number-columns-repeated="2"/>
        </table:table-row>
        <table:table-row table:style-name="ro1">
          <table:table-cell office:value-type="float" office:value="0.445369818">
            <text:p>0.45</text:p>
          </table:table-cell>
          <table:table-cell table:formula="of:=[.B41]+1" office:value-type="float" office:value="42">
            <text:p>42</text:p>
          </table:table-cell>
          <table:table-cell table:formula="of:=([.E2]/([.E4]*[.B1]+[.E6])^5)*(1/([.E8]^([.E10]/([.E4]*[.B1]+[.E6]))-1))" office:value-type="float" office:value="0.00000121410607857341">
            <text:p>0</text:p>
          </table:table-cell>
          <table:table-cell table:number-columns-repeated="2"/>
        </table:table-row>
        <table:table-row table:style-name="ro1">
          <table:table-cell office:value-type="float" office:value="0.342322251">
            <text:p>0.34</text:p>
          </table:table-cell>
          <table:table-cell table:formula="of:=[.B42]+1" office:value-type="float" office:value="43">
            <text:p>43</text:p>
          </table:table-cell>
          <table:table-cell table:formula="of:=([.E2]/([.E4]*[.B1]+[.E6])^5)*(1/([.E8]^([.E10]/([.E4]*[.B1]+[.E6]))-1))" office:value-type="float" office:value="0.00000121410607857341">
            <text:p>0</text:p>
          </table:table-cell>
          <table:table-cell table:number-columns-repeated="2"/>
        </table:table-row>
        <table:table-row table:style-name="ro1">
          <table:table-cell office:value-type="float" office:value="0.277385307">
            <text:p>0.28</text:p>
          </table:table-cell>
          <table:table-cell table:formula="of:=[.B43]+1" office:value-type="float" office:value="44">
            <text:p>44</text:p>
          </table:table-cell>
          <table:table-cell table:formula="of:=([.E2]/([.E4]*[.B1]+[.E6])^5)*(1/([.E8]^([.E10]/([.E4]*[.B1]+[.E6]))-1))" office:value-type="float" office:value="0.00000121410607857341">
            <text:p>0</text:p>
          </table:table-cell>
          <table:table-cell table:number-columns-repeated="2"/>
        </table:table-row>
        <table:table-row table:style-name="ro1">
          <table:table-cell office:value-type="float" office:value="0.212882506">
            <text:p>0.21</text:p>
          </table:table-cell>
          <table:table-cell table:formula="of:=[.B44]+1" office:value-type="float" office:value="45">
            <text:p>45</text:p>
          </table:table-cell>
          <table:table-cell table:formula="of:=([.E2]/([.E4]*[.B1]+[.E6])^5)*(1/([.E8]^([.E10]/([.E4]*[.B1]+[.E6]))-1))" office:value-type="float" office:value="0.00000121410607857341">
            <text:p>0</text:p>
          </table:table-cell>
          <table:table-cell table:number-columns-repeated="2"/>
        </table:table-row>
        <table:table-row table:style-name="ro1">
          <table:table-cell office:value-type="float" office:value="0.168232318">
            <text:p>0.17</text:p>
          </table:table-cell>
          <table:table-cell table:formula="of:=[.B45]+1" office:value-type="float" office:value="46">
            <text:p>46</text:p>
          </table:table-cell>
          <table:table-cell table:formula="of:=([.E2]/([.E4]*[.B1]+[.E6])^5)*(1/([.E8]^([.E10]/([.E4]*[.B1]+[.E6]))-1))" office:value-type="float" office:value="0.00000121410607857341">
            <text:p>0</text:p>
          </table:table-cell>
          <table:table-cell table:number-columns-repeated="2"/>
        </table:table-row>
        <table:table-row table:style-name="ro1">
          <table:table-cell office:value-type="float" office:value="0.136032709">
            <text:p>0.14</text:p>
          </table:table-cell>
          <table:table-cell table:formula="of:=[.B46]+1" office:value-type="float" office:value="47">
            <text:p>47</text:p>
          </table:table-cell>
          <table:table-cell table:formula="of:=([.E2]/([.E4]*[.B1]+[.E6])^5)*(1/([.E8]^([.E10]/([.E4]*[.B1]+[.E6]))-1))" office:value-type="float" office:value="0.00000121410607857341">
            <text:p>0</text:p>
          </table:table-cell>
          <table:table-cell table:number-columns-repeated="2"/>
        </table:table-row>
        <table:table-row table:style-name="ro1">
          <table:table-cell office:value-type="float" office:value="0.104189553">
            <text:p>0.1</text:p>
          </table:table-cell>
          <table:table-cell table:formula="of:=[.B47]+1" office:value-type="float" office:value="48">
            <text:p>48</text:p>
          </table:table-cell>
          <table:table-cell table:formula="of:=([.E2]/([.E4]*[.B1]+[.E6])^5)*(1/([.E8]^([.E10]/([.E4]*[.B1]+[.E6]))-1))" office:value-type="float" office:value="0.00000121410607857341">
            <text:p>0</text:p>
          </table:table-cell>
          <table:table-cell table:number-columns-repeated="2"/>
        </table:table-row>
        <table:table-row table:style-name="ro1">
          <table:table-cell office:value-type="float" office:value="0.0841416137">
            <text:p>0.08</text:p>
          </table:table-cell>
          <table:table-cell table:formula="of:=[.B48]+1" office:value-type="float" office:value="49">
            <text:p>49</text:p>
          </table:table-cell>
          <table:table-cell table:formula="of:=([.E2]/([.E4]*[.B1]+[.E6])^5)*(1/([.E8]^([.E10]/([.E4]*[.B1]+[.E6]))-1))" office:value-type="float" office:value="0.00000121410607857341">
            <text:p>0</text:p>
          </table:table-cell>
          <table:table-cell table:number-columns-repeated="2"/>
        </table:table-row>
        <table:table-row table:style-name="ro1">
          <table:table-cell office:value-type="float" office:value="0.0643674457">
            <text:p>0.06</text:p>
          </table:table-cell>
          <table:table-cell table:formula="of:=[.B49]+1" office:value-type="float" office:value="50">
            <text:p>50</text:p>
          </table:table-cell>
          <table:table-cell table:formula="of:=([.E2]/([.E4]*[.B1]+[.E6])^5)*(1/([.E8]^([.E10]/([.E4]*[.B1]+[.E6]))-1))" office:value-type="float" office:value="0.00000121410607857341">
            <text:p>0</text:p>
          </table:table-cell>
          <table:table-cell table:number-columns-repeated="2"/>
        </table:table-row>
        <table:table-row table:style-name="ro1">
          <table:table-cell office:value-type="float" office:value="0.0507123332">
            <text:p>0.05</text:p>
          </table:table-cell>
          <table:table-cell table:formula="of:=[.B50]+1" office:value-type="float" office:value="51">
            <text:p>51</text:p>
          </table:table-cell>
          <table:table-cell table:formula="of:=([.E2]/([.E4]*[.B1]+[.E6])^5)*(1/([.E8]^([.E10]/([.E4]*[.B1]+[.E6]))-1))" office:value-type="float" office:value="0.00000121410607857341">
            <text:p>0</text:p>
          </table:table-cell>
          <table:table-cell table:number-columns-repeated="2"/>
        </table:table-row>
        <table:table-row table:style-name="ro1">
          <table:table-cell office:value-type="float" office:value="0.0408850623">
            <text:p>0.04</text:p>
          </table:table-cell>
          <table:table-cell table:formula="of:=[.B51]+1" office:value-type="float" office:value="52">
            <text:p>52</text:p>
          </table:table-cell>
          <table:table-cell table:formula="of:=([.E2]/([.E4]*[.B1]+[.E6])^5)*(1/([.E8]^([.E10]/([.E4]*[.B1]+[.E6]))-1))" office:value-type="float" office:value="0.00000121410607857341">
            <text:p>0</text:p>
          </table:table-cell>
          <table:table-cell table:number-columns-repeated="2"/>
        </table:table-row>
        <table:table-row table:style-name="ro1">
          <table:table-cell office:value-type="float" office:value="0.031225713">
            <text:p>0.03</text:p>
          </table:table-cell>
          <table:table-cell table:formula="of:=[.B52]+1" office:value-type="float" office:value="53">
            <text:p>53</text:p>
          </table:table-cell>
          <table:table-cell table:formula="of:=([.E2]/([.E4]*[.B1]+[.E6])^5)*(1/([.E8]^([.E10]/([.E4]*[.B1]+[.E6]))-1))" office:value-type="float" office:value="0.00000121410607857341">
            <text:p>0</text:p>
          </table:table-cell>
          <table:table-cell table:number-columns-repeated="2"/>
        </table:table-row>
        <table:table-row table:style-name="ro1">
          <table:table-cell office:value-type="float" office:value="0.0251488523">
            <text:p>0.03</text:p>
          </table:table-cell>
          <table:table-cell table:formula="of:=[.B53]+1" office:value-type="float" office:value="54">
            <text:p>54</text:p>
          </table:table-cell>
          <table:table-cell table:formula="of:=([.E2]/([.E4]*[.B1]+[.E6])^5)*(1/([.E8]^([.E10]/([.E4]*[.B1]+[.E6]))-1))" office:value-type="float" office:value="0.00000121410607857341">
            <text:p>0</text:p>
          </table:table-cell>
          <table:table-cell table:number-columns-repeated="2"/>
        </table:table-row>
        <table:table-row table:style-name="ro1">
          <table:table-cell office:value-type="float" office:value="0.00833925089">
            <text:p>0.01</text:p>
          </table:table-cell>
          <table:table-cell table:formula="of:=[.B54]+1" office:value-type="float" office:value="55">
            <text:p>55</text:p>
          </table:table-cell>
          <table:table-cell table:formula="of:=([.E2]/([.E4]*[.B1]+[.E6])^5)*(1/([.E8]^([.E10]/([.E4]*[.B1]+[.E6]))-1))" office:value-type="float" office:value="0.00000121410607857341">
            <text:p>0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h" style:country-asian="CN" style:font-name-complex="DejaVu LGC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6">01/26/2012</text:date>, <text:time>13:01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athanial Schaffner</meta:initial-creator>
    <meta:creation-date>2012-01-26T12:06:52</meta:creation-date>
    <dc:date>2012-01-26T13:01:35</dc:date>
    <dc:creator>Nathanial Schaffner</dc:creator>
    <meta:editing-duration>PT00H25M54S</meta:editing-duration>
    <meta:editing-cycles>1</meta:editing-cycles>
    <meta:document-statistic meta:table-count="3" meta:cell-count="178" meta:object-count="1"/>
    <meta:generator>OpenOffice.org/3.1$Linux OpenOffice.org_project/310m19$Build-942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auto-position="true" chart:auto-size="tru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24.683cm" svg:height="10.712cm" chart:class="chart:line" chart:style-name="ch1">
        <chart:legend chart:legend-position="end" svg:x="18.619cm" svg:y="4.569cm" chart:style-name="ch2"/>
        <chart:plot-area chart:style-name="ch3" table:cell-range-address="Sheet1.A1:Sheet1.A55 Sheet1.C1:Sheet1.C55" chart:data-source-has-labels="row" svg:x="0.493cm" svg:y="0.214cm" svg:width="17.634cm" svg:height="10.07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55" chart:class="chart:line">
            <chart:data-point chart:repeated="55"/>
          </chart:series>
          <chart:series chart:style-name="ch7" chart:values-cell-range-address="" chart:class="chart:line"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2656312">
                <text:p text:id="Sheet1.A1:Sheet1.A55">0.1265631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1.0753069">
                <text:p>71.07530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8.605952">
                <text:p>198.6059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1.805782">
                <text:p>291.8057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5.718626">
                <text:p>355.7186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8.459806">
                <text:p>368.4598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6.768365">
                <text:p>376.7683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9.609174">
                <text:p>349.6091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3.236771">
                <text:p>323.2367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9.488223">
                <text:p>299.4882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8.280326">
                <text:p>258.2803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1.511766">
                <text:p>231.5117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4.375147">
                <text:p>194.3751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6.294341">
                <text:p>166.2943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4.586919">
                <text:p>144.5869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8.305118">
                <text:p>118.3051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1.470897">
                <text:p>101.4708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2.0458883">
                <text:p>82.04588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7.9791899">
                <text:p>67.97918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.4554783">
                <text:p>57.45547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.8527839">
                <text:p>45.85278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8.4692302">
                <text:p>38.46923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.496311">
                <text:p>30.4963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.829247">
                <text:p>24.8292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.6519415">
                <text:p>20.65194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.2429226">
                <text:p>16.24292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.4478074">
                <text:p>13.44780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.5317008">
                <text:p>10.53170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.48053575">
                <text:p>8.480535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98142736">
                <text:p>6.981427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43871725">
                <text:p>5.438717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46314182">
                <text:p>4.463141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46659996">
                <text:p>3.466599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77033511">
                <text:p>2.770335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26428832">
                <text:p>2.264288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75207339">
                <text:p>1.752073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42872956">
                <text:p>1.428729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10312132">
                <text:p>1.103121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97692832">
                <text:p>0.8976928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9175694">
                <text:p>0.691756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48761558">
                <text:p>0.5487615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45369818">
                <text:p>0.4453698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42322251">
                <text:p>0.3423222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77385307">
                <text:p>0.2773853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12882506">
                <text:p>0.2128825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68232318">
                <text:p>0.1682323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36032709">
                <text:p>0.1360327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04189553">
                <text:p>0.1041895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841416137">
                <text:p>0.08414161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643674457">
                <text:p>0.06436744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507123332">
                <text:p>0.05071233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408850623">
                <text:p>0.04088506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31225713">
                <text:p>0.0312257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251488523">
                <text:p>0.02514885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833925089">
                <text:p>0.008339250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